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Select certification to Research:choose 5 or more certifications from different IT domains such as:</text:span></text:p>
      <text:p text:style-name="P1"><text:span text:style-name="T1">*</text:span><text:span text:style-name="T2">Networking (e.g., CCNA)</text:span></text:p>
      <text:p text:style-name="P1"><text:span text:style-name="T2">*Security (e.g., CompTIA Security +)</text:span></text:p>
      <text:p text:style-name="P1"><text:span text:style-name="T2">*cloud (e.g.,AWS Certified Cloud practitionert )</text:span></text:p>
      <text:p text:style-name="P1"><text:span text:style-name="T2">*Development (e.g.,Microsoft Azure Developer Associate )</text:span></text:p>
      <text:p text:style-name="P1"><text:span text:style-name="T2">*IT Support (e.g., Google IT Support certificate )</text:span></text:p>
      <text:p text:style-name="P1"><text:span text:style-name="T3"/></text:p>
      <text:p text:style-name="P1"><text:span text:style-name="T4">1.Collect the Following Information for each certification:</text:span></text:p>
      <text:p text:style-name="P1"><text:span text:style-name="T5">*Certification Name :CCNA </text:span></text:p>
      <text:p text:style-name="P1"><text:span text:style-name="T5">*Issuing Organization:cisco </text:span></text:p>
      <text:p text:style-name="P1"><text:span text:style-name="T5">*Domain:Networking </text:span></text:p>
      <text:p text:style-name="P1"><text:span text:style-name="T5">*Level:Associate </text:span></text:p>
      <text:p text:style-name="P1"><text:span text:style-name="T5">*Skill covered :*Routing switching</text:span></text:p>
      <text:p text:style-name="P1"><text:span text:style-name="T5"><text:s text:c="30"/>*Network Basics</text:span></text:p>
      <text:p text:style-name="P1"><text:span text:style-name="T5">*Carrer oppourtunities:*Network Engineer Admin </text:span></text:p>
      <text:p text:style-name="P1"><text:span text:style-name="T5"><text:s text:c="48"/>*IT Infrastructure Specialist</text:span></text:p>
      <text:p text:style-name="P1"><text:span text:style-name="T5">*Official Website /Link for more info.</text:span></text:p>
      <text:p text:style-name="P1"><text:span text:style-name="T6">2. collect the Following Information For Each Certification:</text:span></text:p>
      <text:p text:style-name="P1"><text:span text:style-name="T7">*certificate name:AWS Colud Practitioner </text:span></text:p>
      <text:p text:style-name="P1"><text:span text:style-name="T7">*Issuing Organization : AWS</text:span></text:p>
      <text:p text:style-name="P1"><text:span text:style-name="T7">*Domain: Cloud </text:span></text:p>
      <text:p text:style-name="P1"><text:span text:style-name="T7">*Level :Entry </text:span></text:p>
      <text:p text:style-name="P1"><text:span text:style-name="T7">*Skill covered :*cloud basics Billing Development </text:span></text:p>
      <text:p text:style-name="P1"><text:span text:style-name="T7">*Career Opportunities :*Cloud Assistant </text:span></text:p>
      <text:p text:style-name="P1"><text:span text:style-name="T7"><text:s text:c="47"/>*Devops<text:s text:c="2"/>Traincen</text:span></text:p>
      <text:p text:style-name="P1"><text:span text:style-name="T7">*Official Website /Link For More Info.</text:span></text:p>
      <text:p text:style-name="P1"><text:span text:style-name="T8"/></text:p>
      <text:p text:style-name="P1"><text:span text:style-name="T9">3. collect the Following Information For Each Certification:</text:span></text:p>
      <text:p text:style-name="P1"><text:span text:style-name="T10">*certificate name: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